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3.1305in"/>
    </style:style>
    <style:style style:name="TableColumn3" style:family="table-column">
      <style:table-column-properties style:column-width="3.1305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  <style:text-properties style:font-name="Arial" style:font-name-asian="Arial" style:font-name-complex="Arial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Arial" style:font-name-asian="Arial" style:font-name-complex="Arial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="Arial" style:font-name-asian="Arial" style:font-name-complex="Arial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" style:family="table-column">
      <style:table-column-properties style:column-width="1.9652in"/>
    </style:style>
    <style:style style:name="TableColumn30" style:family="table-column">
      <style:table-column-properties style:column-width="4.2958in"/>
    </style:style>
    <style:style style:name="Table28" style:family="table">
      <style:table-properties style:width="6.2611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Arial" style:font-name-asian="Arial" style:font-name-complex="Arial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Date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P22">Participants</text:p>
          </table:table-cell>
          <table:table-cell table:style-name="TableCell23">
            <text:p text:style-name="Normal"/>
          </table:table-cell>
        </table:table-row>
        <table:table-row table:style-name="TableRow24">
          <table:table-cell table:style-name="TableCell25">
            <text:p text:style-name="P26">Led by</text:p>
          </table:table-cell>
          <table:table-cell table:style-name="TableCell27">
            <text:p text:style-name="Normal"/>
          </table:table-cell>
        </table:table-row>
      </table:table>
      <text:p text:style-name="Normal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What tasks do you do that add the most workload while having the least impact on pupil outcomes?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P37">What would you change to have a positive impact on reducing workload whilst still maintaining standards for pupils?<text:s/></text:p>
            <text:p text:style-name="P38"/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P42">If you could stop doing one thing which would lessen your workload, what would this be?<text:s/></text:p>
            <text:p text:style-name="P43"/>
            <text:p text:style-name="P44">How could you reduce any negative impact on teaching and learning?</text:p>
            <text:p text:style-name="Normal"/>
          </table:table-cell>
          <table:table-cell table:style-name="TableCell45">
            <text:p text:style-name="Normal"/>
          </table:table-cell>
        </table:table-row>
        <table:table-row table:style-name="TableRow46">
          <table:table-cell table:style-name="TableCell47">
            <text:p text:style-name="P48">If you could change the way things are organised in your school, department or phase to reduce your workload, what would you change and how?</text:p>
            <text:p text:style-name="Normal"/>
          </table:table-cell>
          <table:table-cell table:style-name="TableCell49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7" style:parent-style-name="Header" style:family="paragraph">
      <style:text-properties style:font-name="Arial" style:font-name-asian="Arial" style:font-name-complex="Arial"/>
    </style:style>
    <style:style style:name="TableColumn9" style:family="table-column">
      <style:table-column-properties style:column-width="2.0868in" style:use-optimal-column-width="false"/>
    </style:style>
    <style:style style:name="TableColumn10" style:family="table-column">
      <style:table-column-properties style:column-width="2.0868in" style:use-optimal-column-width="false"/>
    </style:style>
    <style:style style:name="TableColumn11" style:family="table-column">
      <style:table-column-properties style:column-width="2.0868in" style:use-optimal-column-width="false"/>
    </style:style>
    <style:style style:name="Table8" style:family="table">
      <style:table-properties style:width="6.2604in" fo:margin-left="0in" table:align="left"/>
    </style:style>
    <style:style style:name="TableRow12" style:family="table-row">
      <style:table-row-properties style:min-row-height="0.2083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fo:margin-left="-0.0798in">
        <style:tab-stops>
          <style:tab-stop style:type="center" style:position="3.2138in"/>
          <style:tab-stop style:type="right" style:position="6.3479in"/>
        </style:tab-stops>
      </style:paragraph-properties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text-align="center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7">Structured conversation template on reducing workload for school staff</text:p>
      </style:header>
      <style:foot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4T18:12:00Z</meta:creation-date>
    <dc:date>2024-03-04T18:12:00Z</dc:date>
    <meta:template xlink:href="Normal.dotm" xlink:type="simple"/>
    <meta:editing-cycles>2</meta:editing-cycles>
    <meta:editing-duration>PT0S</meta:editing-duration>
    <meta:user-defined meta:name="ContentTypeId">0x01010053952FBECA91DD43AE765197929192E4</meta:user-defined>
    <meta:user-defined meta:name="MediaServiceImageTags"/>
    <meta:document-statistic meta:page-count="1" meta:paragraph-count="1" meta:word-count="82" meta:character-count="555" meta:row-count="3" meta:non-whitespace-character-count="474"/>
  </office:meta>
</office:document-meta>
</file>